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nsolas" svg:font-family="Consolas, Menlo, Monaco, 'Lucida Console', 'Liberation Mono', 'DejaVu Sans Mono', 'Bitstream Vera Sans Mono', 'Courier New', monospace, sans-serif"/>
    <style:font-face style:name="Menlo" svg:font-family="Menlo, Consolas, 'Courier New', Courier, 'Liberation Mono', monospace"/>
    <style:font-face style:name="PT Sans Narrow" svg:font-family="'PT Sans Narrow', sans-serif"/>
    <style:font-face style:name="PT Serif" svg:font-family="'PT Serif', 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ede74" officeooo:paragraph-rsid="001ede74"/>
    </style:style>
    <style:style style:name="P2" style:family="paragraph" style:parent-style-name="Standard">
      <style:text-properties officeooo:rsid="00208ce5" officeooo:paragraph-rsid="00208ce5"/>
    </style:style>
    <style:style style:name="P3" style:family="paragraph" style:parent-style-name="Standard">
      <style:text-properties officeooo:paragraph-rsid="0024ef89"/>
    </style:style>
    <style:style style:name="P4" style:family="paragraph" style:parent-style-name="Standard">
      <style:text-properties officeooo:rsid="00264d0b" officeooo:paragraph-rsid="00264d0b"/>
    </style:style>
    <style:style style:name="P5" style:family="paragraph" style:parent-style-name="Standard">
      <style:text-properties fo:color="#000000" officeooo:rsid="00264d0b" officeooo:paragraph-rsid="00264d0b"/>
    </style:style>
    <style:style style:name="P6" style:family="paragraph" style:parent-style-name="Standard">
      <style:text-properties fo:color="#000000" officeooo:rsid="0028ae56" officeooo:paragraph-rsid="0028ae56"/>
    </style:style>
    <style:style style:name="P7" style:family="paragraph" style:parent-style-name="Standard">
      <style:text-properties fo:color="#000000" officeooo:rsid="0029cc42" officeooo:paragraph-rsid="0029cc42"/>
    </style:style>
    <style:style style:name="P8" style:family="paragraph" style:parent-style-name="Standard">
      <style:text-properties fo:color="#000000" officeooo:rsid="002bcbed" officeooo:paragraph-rsid="002bcbed"/>
    </style:style>
    <style:style style:name="P9" style:family="paragraph" style:parent-style-name="Heading_20_4">
      <style:text-properties fo:font-variant="normal" fo:text-transform="none" fo:color="#333332" style:font-name="PT Sans Narrow" fo:letter-spacing="normal" fo:font-style="normal" officeooo:rsid="0029cc42" officeooo:paragraph-rsid="0029cc42"/>
    </style:style>
    <style:style style:name="P10" style:family="paragraph" style:parent-style-name="Standard" style:list-style-name="L1">
      <style:text-properties officeooo:rsid="00208ce5" officeooo:paragraph-rsid="00208ce5"/>
    </style:style>
    <style:style style:name="P11" style:family="paragraph" style:parent-style-name="Standard" style:list-style-name="L2">
      <style:text-properties officeooo:paragraph-rsid="00208ce5"/>
    </style:style>
    <style:style style:name="P12" style:family="paragraph" style:parent-style-name="Standard" style:list-style-name="L2">
      <style:text-properties officeooo:paragraph-rsid="0024ef89"/>
    </style:style>
    <style:style style:name="P13" style:family="paragraph" style:parent-style-name="Standard" style:list-style-name="L2">
      <style:text-properties officeooo:rsid="0021c1be" officeooo:paragraph-rsid="0021c1be"/>
    </style:style>
    <style:style style:name="P14" style:family="paragraph" style:parent-style-name="Standard" style:list-style-name="L2">
      <style:text-properties officeooo:rsid="00239e35" officeooo:paragraph-rsid="00239e35"/>
    </style:style>
    <style:style style:name="P15" style:family="paragraph" style:parent-style-name="Standard" style:list-style-name="L3">
      <style:text-properties fo:color="#000000" officeooo:rsid="00264d0b" officeooo:paragraph-rsid="00264d0b"/>
    </style:style>
    <style:style style:name="P16" style:family="paragraph" style:parent-style-name="Standard" style:list-style-name="L5">
      <style:text-properties fo:color="#000000" officeooo:rsid="00264d0b" officeooo:paragraph-rsid="00264d0b"/>
    </style:style>
    <style:style style:name="P17" style:family="paragraph" style:parent-style-name="Standard" style:list-style-name="L3">
      <style:text-properties fo:color="#000000" officeooo:rsid="0027411e" officeooo:paragraph-rsid="0027411e"/>
    </style:style>
    <style:style style:name="P18" style:family="paragraph" style:parent-style-name="Standard" style:list-style-name="L3">
      <style:text-properties fo:color="#000000" officeooo:rsid="0027b591" officeooo:paragraph-rsid="0027b591"/>
    </style:style>
    <style:style style:name="P19" style:family="paragraph" style:parent-style-name="Standard" style:list-style-name="L3">
      <style:text-properties fo:color="#000000" officeooo:rsid="0028ae56" officeooo:paragraph-rsid="0028ae56"/>
    </style:style>
    <style:style style:name="P20" style:family="paragraph" style:parent-style-name="Standard" style:list-style-name="L6">
      <style:text-properties fo:color="#000000" officeooo:rsid="002d2e1a" officeooo:paragraph-rsid="00301c7b"/>
    </style:style>
    <style:style style:name="P21" style:family="paragraph" style:parent-style-name="Standard" style:list-style-name="L6">
      <style:text-properties fo:color="#000000" officeooo:rsid="0033b0ca" officeooo:paragraph-rsid="0033b0ca"/>
    </style:style>
    <style:style style:name="P22" style:family="paragraph" style:parent-style-name="Standard">
      <style:text-properties fo:color="#000000" officeooo:rsid="0033b0ca" officeooo:paragraph-rsid="0033b0ca"/>
    </style:style>
    <style:style style:name="P23" style:family="paragraph" style:parent-style-name="Standard">
      <style:text-properties fo:color="#000000" officeooo:rsid="0035ca43" officeooo:paragraph-rsid="0035ca43"/>
    </style:style>
    <style:style style:name="P24" style:family="paragraph" style:parent-style-name="Standard">
      <style:text-properties fo:color="#000000" officeooo:rsid="00364886" officeooo:paragraph-rsid="00364886"/>
    </style:style>
    <style:style style:name="P25" style:family="paragraph" style:parent-style-name="Standard" style:list-style-name="L3">
      <style:text-properties fo:font-variant="normal" fo:text-transform="none" fo:color="#000000" style:font-name="Menlo" fo:font-size="12pt" fo:letter-spacing="normal" fo:font-style="normal" fo:font-weight="normal" officeooo:rsid="0027b591" officeooo:paragraph-rsid="0027b591"/>
    </style:style>
    <style:style style:name="P26" style:family="paragraph" style:parent-style-name="Standard">
      <style:text-properties fo:font-variant="normal" fo:text-transform="none" fo:color="#000000" style:font-name="Menlo" fo:font-size="12pt" fo:letter-spacing="normal" fo:font-style="normal" fo:font-weight="normal" officeooo:rsid="0029cc42" officeooo:paragraph-rsid="0029cc42"/>
    </style:style>
    <style:style style:name="P27" style:family="paragraph" style:parent-style-name="Standard">
      <style:text-properties fo:font-variant="normal" fo:text-transform="none" fo:color="#000000" style:font-name="Menlo" fo:font-size="12pt" fo:letter-spacing="normal" fo:font-style="normal" fo:font-weight="normal" officeooo:rsid="002bcbed" officeooo:paragraph-rsid="002bcbed"/>
    </style:style>
    <style:style style:name="P28" style:family="paragraph" style:parent-style-name="Standard">
      <style:text-properties fo:font-variant="normal" fo:text-transform="none" fo:color="#000000" style:font-name="PT Serif" fo:font-size="14pt" fo:letter-spacing="normal" fo:font-style="normal" fo:font-weight="normal" officeooo:rsid="00264d0b" officeooo:paragraph-rsid="00264d0b"/>
    </style:style>
    <style:style style:name="P29" style:family="paragraph" style:parent-style-name="Standard" style:list-style-name="L6">
      <style:text-properties officeooo:paragraph-rsid="0033b0ca"/>
    </style:style>
    <style:style style:name="P30" style:family="paragraph" style:parent-style-name="Text_20_body" style:list-style-name="L4">
      <style:paragraph-properties fo:widows="1"/>
      <style:text-properties fo:font-variant="normal" fo:text-transform="none" fo:color="#000000" style:font-name="Menlo" fo:font-size="12pt" fo:letter-spacing="normal" fo:font-style="normal" fo:font-weight="normal" style:font-size-asian="12pt" style:font-weight-asian="normal" style:font-size-complex="12pt" style:font-weight-complex="normal"/>
    </style:style>
    <style:style style:name="P31" style:family="paragraph" style:parent-style-name="Preformatted_20_Text">
      <style:paragraph-properties fo:margin-left="0cm" fo:margin-right="0cm" fo:margin-top="0cm" fo:margin-bottom="0cm" style:contextual-spacing="false" fo:text-align="start" style:justify-single-word="false" fo:widows="1" fo:text-indent="0cm" style:auto-text-indent="false" fo:padding="0cm" fo:border="none"/>
    </style:style>
    <style:style style:name="T1" style:family="text">
      <style:text-properties officeooo:rsid="00208ce5"/>
    </style:style>
    <style:style style:name="T2" style:family="text">
      <style:text-properties fo:font-variant="normal" fo:text-transform="none" fo:color="#ffffff" style:font-name="Menlo" fo:font-size="12pt" fo:letter-spacing="normal" fo:font-style="normal" fo:font-weight="normal"/>
    </style:style>
    <style:style style:name="T3" style:family="text">
      <style:text-properties fo:font-variant="normal" fo:text-transform="none" fo:color="#87ceeb" style:font-name="Menlo" fo:font-size="12pt" fo:letter-spacing="normal" fo:font-style="normal" fo:font-weight="normal"/>
    </style:style>
    <style:style style:name="T4" style:family="text">
      <style:text-properties fo:font-variant="normal" fo:text-transform="none" fo:color="#87ceeb" style:font-name="Menlo" fo:font-size="12pt" fo:letter-spacing="normal" fo:font-style="normal" fo:font-weight="normal" officeooo:rsid="0024ef89"/>
    </style:style>
    <style:style style:name="T5" style:family="text">
      <style:text-properties fo:font-variant="normal" fo:text-transform="none" style:font-name="Menlo" fo:font-size="12pt" fo:letter-spacing="normal" fo:font-style="normal" fo:font-weight="normal"/>
    </style:style>
    <style:style style:name="T6" style:family="text">
      <style:text-properties fo:font-variant="normal" fo:text-transform="none" style:font-name="Menlo" fo:font-size="12pt" fo:letter-spacing="normal" fo:font-style="normal" fo:font-weight="normal" officeooo:rsid="0024ef89"/>
    </style:style>
    <style:style style:name="T7" style:family="text">
      <style:text-properties fo:font-variant="normal" fo:text-transform="none" style:font-name="Menlo" fo:font-size="12pt" fo:letter-spacing="normal" fo:font-style="normal" fo:font-weight="normal" officeooo:rsid="0027b591"/>
    </style:style>
    <style:style style:name="T8" style:family="text">
      <style:text-properties fo:font-variant="normal" fo:text-transform="none" style:font-name="Menlo" fo:font-size="12pt" fo:letter-spacing="normal" fo:font-style="normal" fo:font-weight="normal" officeooo:rsid="00292f4d"/>
    </style:style>
    <style:style style:name="T9" style:family="text">
      <style:text-properties fo:font-variant="normal" fo:text-transform="none" style:font-name="Menlo" fo:font-size="12pt" fo:letter-spacing="normal" fo:font-style="normal" fo:font-weight="normal" officeooo:rsid="002bcbed"/>
    </style:style>
    <style:style style:name="T10" style:family="text">
      <style:text-properties fo:font-variant="normal" fo:text-transform="none" style:font-name="Menlo" fo:font-size="12pt" fo:letter-spacing="normal" fo:font-style="normal" fo:font-weight="normal" officeooo:rsid="00301c7b"/>
    </style:style>
    <style:style style:name="T11" style:family="text">
      <style:text-properties fo:font-variant="normal" fo:text-transform="none" style:font-name="Menlo" fo:font-size="12pt" fo:letter-spacing="normal" fo:font-style="normal" fo:font-weight="normal" officeooo:rsid="003205fc"/>
    </style:style>
    <style:style style:name="T12" style:family="text">
      <style:text-properties fo:font-variant="normal" fo:text-transform="none" fo:color="#333332" style:font-name="PT Serif" fo:font-size="14pt" fo:letter-spacing="normal" fo:font-style="normal" fo:font-weight="normal"/>
    </style:style>
    <style:style style:name="T13" style:family="text">
      <style:text-properties fo:font-variant="normal" fo:text-transform="none" style:font-name="PT Serif" fo:font-size="14pt" fo:letter-spacing="normal" fo:font-style="normal" fo:font-weight="normal"/>
    </style:style>
    <style:style style:name="T14" style:family="text">
      <style:text-properties fo:font-variant="normal" fo:text-transform="none" fo:color="#000000" style:font-name="Consolas" fo:font-size="9.75pt" fo:letter-spacing="normal" fo:font-style="normal" fo:font-weight="normal" fo:background-color="#eeeeee" loext:char-shading-value="0" fo:padding="0cm" fo:border="none"/>
    </style:style>
    <style:style style:name="T15" style:family="text">
      <style:text-properties fo:font-variant="normal" fo:text-transform="none" fo:color="#000000" style:font-name="Menlo" fo:font-size="12pt" fo:letter-spacing="normal" fo:font-style="normal" fo:font-weight="normal" officeooo:rsid="0033b0ca"/>
    </style:style>
    <style:style style:name="T16" style:family="text">
      <style:text-properties fo:font-variant="normal" fo:text-transform="none" fo:color="#2b91af" style:font-name="Consolas" fo:font-size="9.75pt" fo:letter-spacing="normal" fo:font-style="normal" fo:font-weight="normal" fo:background-color="#eeeeee" loext:char-shading-value="0" fo:padding="0cm" fo:border="none"/>
    </style:style>
    <style:style style:name="T17" style:family="text">
      <style:text-properties officeooo:rsid="0024ef89"/>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9/06/2015</text:p>
      <text:p text:style-name="P1">.......................................................</text:p>
      <text:p text:style-name="P2">Reference:<text:a xlink:type="simple" xlink:href="http://jekyllrb.com/docs/quickstart/">http://jekyllrb.com/docs/quickstart/</text:a></text:p>
      <text:list xml:id="list3194175680982878817" text:style-name="L1">
        <text:list-item>
          <text:p text:style-name="P10">You have to follow the steps line by line.</text:p>
        </text:list-item>
      </text:list>
      <text:list xml:id="list8472671724426490347" text:style-name="L2">
        <text:list-item>
          <text:p text:style-name="P11"><text:span text:style-name="T1">First line there given “gem install jekyll” but i used “sudo apt-get install jekyll”</text:span><text:span text:style-name="T2">l</text:span></text:p>
        </text:list-item>
        <text:list-item>
          <text:p text:style-name="P13">jekyll new myblog : Creating folder to store the project data</text:p>
        </text:list-item>
        <text:list-item>
          <text:p text:style-name="P14">cd myblog : go to myblog folder</text:p>
        </text:list-item>
        <text:list-item>
          <text:p text:style-name="P12"><text:span text:style-name="T17">jekyll serve : Helps to run in browser. </text:span><text:span text:style-name="T3">Now browse to </text:span><text:a xlink:type="simple" xlink:href="http://localhost:4000/">http://localhost:4000</text:a></text:p>
        </text:list-item>
      </text:list>
      <text:p text:style-name="P3"/>
      <text:p text:style-name="P3"/>
      <text:p text:style-name="P5"><text:span text:style-name="T6">s</text:span><text:span text:style-name="T5">tep 2:</text:span></text:p>
      <text:p text:style-name="P5"/>
      <text:list xml:id="list7817124023588105740" text:style-name="L3">
        <text:list-item>
          <text:p text:style-name="P15"><text:span text:style-name="T5">Donload zip of project from </text:span><text:a xlink:type="simple" xlink:href="https://github.com/poole/lanyon"><text:span text:style-name="T5">https://github.com/poole/lanyon</text:span></text:a></text:p>
        </text:list-item>
        <text:list-item>
          <text:p text:style-name="P17"><text:span text:style-name="T5">Create one folder where your myblog folder created.Copy the content from the downloaded zip file and paste them in the created folder.</text:span><text:span text:style-name="T7">For example i named myblog 1.</text:span></text:p>
        </text:list-item>
        <text:list-item>
          <text:p text:style-name="P25">cd myblog1</text:p>
        </text:list-item>
        <text:list-item>
          <text:p text:style-name="P18"><text:span text:style-name="T6">jekyll serve .</text:span><text:span text:style-name="T4">Now browse to </text:span><text:a xlink:type="simple" xlink:href="http://localhost:4000/">http://localhost:4000</text:a><text:span text:style-name="T4">.</text:span></text:p>
        </text:list-item>
        <text:list-item>
          <text:p text:style-name="P19"><text:span text:style-name="T6">Y</text:span><text:span text:style-name="T5">ou can see the new theme with content. </text:span><text:span text:style-name="T8">This is the theme of lanyon.All details available from there.</text:span></text:p>
        </text:list-item>
      </text:list>
      <text:p text:style-name="P6"/>
      <text:p text:style-name="P6"/>
      <text:p text:style-name="P7"><text:span text:style-name="T8">S</text:span><text:span text:style-name="T5">tep 3: </text:span></text:p>
      <text:p text:style-name="P7"/>
      <text:h text:style-name="P9" text:outline-level="4"><text:bookmark text:name="importing-posts"/>Importing Posts</text:h>
      <text:p text:style-name="Text_20_body">Once you have the skeleton running, next step is to import posts.</text:p>
      <text:list xml:id="list1372757447864863238" text:style-name="L4">
        <text:list-item>
          <text:p text:style-name="P30">Go to your Dashboard on your WordPress blog and export your posts. Pick to export everything</text:p>
        </text:list-item>
      </text:list>
      <text:p text:style-name="Text_20_body"><text:soft-page-break/><draw:frame draw:style-name="fr1" draw:name="Image1" text:anchor-type="as-char" svg:width="17.166cm" svg:height="10.756cm" draw:z-index="0"><draw:image xlink:href="http://hadihariri.com/images/jekyll-1.png" xlink:type="simple" xlink:show="embed" xlink:actuate="onLoad"/><svg:title>WordPress Export</svg:title></draw:frame></text:p>
      <text:p text:style-name="P26"/>
      <text:p text:style-name="P4"/>
      <text:p text:style-name="P5"/>
      <text:list xml:id="list3359282931827899516" text:style-name="L5">
        <text:list-item>
          <text:p text:style-name="P16"><text:a xlink:type="simple" xlink:href="http://import.jekyllrb.com/docs/wordpressdotcom/">Run the import for WordPress</text:a><text:span text:style-name="T12">. </text:span><text:span text:style-name="T13">Run this from the root folder of the new site and point to the location of the recently exported WordPress contents:</text:span></text:p>
        </text:list-item>
      </text:list>
      <text:p text:style-name="P28"/>
      <text:p text:style-name="P27">sudo ruby -rubygems -e 'require "jekyll-import"; JekyllImport::Importers::WordpressDotCom.run({ "source" =&gt; "/home/weirdstories.wordpress.2015-06-29(2).xml" })'</text:p>
      <text:p text:style-name="P8"/>
      <text:list xml:id="list1482288728553138150" text:style-name="L6">
        <text:list-item>
          <text:p text:style-name="P20"><text:span text:style-name="T5">when run this command it will error message like “could not load </text:span><text:span text:style-name="T9">jekyll-import</text:span><text:span text:style-name="T5">”.</text:span><text:span text:style-name="T10">you needs t</text:span><text:span text:style-name="T11">o</text:span><text:span text:style-name="T10"> install <text:s/>“</text:span><text:span text:style-name="T9">jekyll-import” </text:span><text:span text:style-name="T10">using “sudo apt-get install </text:span><text:span text:style-name="T9">jekyll-import” </text:span><text:span text:style-name="T10">command.</text:span></text:p>
        </text:list-item>
        <text:list-item>
          <text:p text:style-name="P21"><text:span text:style-name="T10">I</text:span><text:span text:style-name="T5">f any problems in install </text:span><text:span text:style-name="T10">“</text:span><text:span text:style-name="T9">jekyll-import” </text:span><text:span text:style-name="T5">then you can prefer this page:</text:span></text:p>
          <text:p text:style-name="P29"><text:span text:style-name="T15">This is the case of faiure in my case:</text:span><text:span text:style-name="Source_20_Text"><text:span text:style-name="T14">ERROR: <text:s/></text:span></text:span><text:span text:style-name="Source_20_Text"><text:span text:style-name="T16">Error</text:span></text:span><text:span text:style-name="Source_20_Text"><text:span text:style-name="T14"> installing nokogiri:</text:span></text:span></text:p>
        </text:list-item>
      </text:list>
      <text:p text:style-name="P31"><text:span text:style-name="Source_20_Text"><text:span text:style-name="T14"><text:tab/><text:tab/>ERROR: </text:span></text:span><text:span text:style-name="Source_20_Text"><text:span text:style-name="T16">Failed</text:span></text:span><text:span text:style-name="Source_20_Text"><text:span text:style-name="T14"> to build gem native extension.</text:span></text:span></text:p>
      <text:list xml:id="list162206885366347" text:continue-numbering="true" text:style-name="L6">
        <text:list-header>
          <text:p text:style-name="P21"><text:span text:style-name="T5">In this case you have to install nokogiri and follow more steps to install </text:span><text:span text:style-name="T10">“</text:span><text:span text:style-name="T9">jekyll-import” </text:span></text:p>
        </text:list-header>
      </text:list>
      <text:p text:style-name="P22"/>
      <text:p text:style-name="P22"><text:a xlink:type="simple" xlink:href="http://stackoverflow.com/questions/12336160/how-to-install-nokogiri-ruby-gem-with-mkmf-log-saying-libiconv-not-found"><text:span text:style-name="T9">http://stackoverflow.com/questions/12336160/how-to-install-nokogiri-ruby-gem-with-mkmf-log-saying-libiconv-not-found</text:span></text:a></text:p>
      <text:p text:style-name="P22"/>
      <text:p text:style-name="P22"/>
      <text:p text:style-name="P22"/>
      <text:p text:style-name="P22"/>
      <text:p text:style-name="P24">If the command prompt says you need to install “hpricot” then install that:</text:p>
      <text:p text:style-name="P22"/>
      <text:p text:style-name="P23"><text:span text:style-name="T9">sudo gem install hpricot</text:span></text:p>
      <text:p text:style-name="P24"><text:soft-page-break/>After successfull installation of everything.Run the command </text:p>
      <text:p text:style-name="P24"/>
      <text:p text:style-name="P24"><text:span text:style-name="T9">sudo ruby -rubygems -e 'require "jekyll-import"; JekyllImport::Importers::WordpressDotCom.run({ "source" =&gt; "/home/weirdstories.wordpress.2015-06-29.xml" })' </text:span><text:span text:style-name="T5">again.</text:span></text:p>
      <text:p text:style-name="P24"/>
      <text:p text:style-name="P24"><text:span text:style-name="T5">It takes alot time because it download all the content of wordpess(give th xml of wordpess).Remember one thing,you have to specify the correct position of XML file in source part of the comma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Consolas" svg:font-family="Consolas, Menlo, Monaco, 'Lucida Console', 'Liberation Mono', 'DejaVu Sans Mono', 'Bitstream Vera Sans Mono', 'Courier New', monospace, sans-serif"/>
    <style:font-face style:name="Menlo" svg:font-family="Menlo, Consolas, 'Courier New', Courier, 'Liberation Mono', monospace"/>
    <style:font-face style:name="PT Sans Narrow" svg:font-family="'PT Sans Narrow', sans-serif"/>
    <style:font-face style:name="PT Serif" svg:font-family="'PT Serif', 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30T11:10:30.116583009</meta:creation-date>
    <meta:generator>LibreOffice/4.2.7.2$Linux_x86 LibreOffice_project/420m0$Build-2</meta:generator>
    <dc:date>2015-07-01T16:22:03.177848639</dc:date>
    <meta:editing-duration>PT1H34M36S</meta:editing-duration>
    <meta:editing-cycles>20</meta:editing-cycles>
    <meta:document-statistic meta:table-count="0" meta:image-count="1" meta:object-count="0" meta:page-count="3" meta:paragraph-count="32" meta:word-count="341" meta:character-count="2387" meta:non-whitespace-character-count="2086"/>
  </office:meta>
</office:document-meta>
</file>